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5110000018263301174.png" manifest:media-type=""/>
  <manifest:file-entry manifest:full-path="Pictures/1001655900004225000013ACB8B0420F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left="5.088cm" fo:margin-right="0cm" fo:text-align="start" fo:text-indent="-5.088cm">
        <style:tab-stops>
          <style:tab-stop style:position="0.041cm"/>
        </style:tab-stops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svg:x="5.668cm" svg:y="0.841cm">
          <draw:image xlink:href="Pictures/10000201000005110000018263301174.png" xlink:type="simple" xlink:show="embed" xlink:actuate="onLoad"/>
          <draw:image xlink:href="Pictures/1001655900004225000013ACB8B0420F.svg" xlink:type="simple" xlink:show="embed" xlink:actuate="onLoad">
            <text:p/>
          </draw:image>
        </draw:frame>
        <draw:frame draw:style-name="gr2" draw:text-style-name="P2" draw:layer="layout" svg:width="5.9cm" svg:height="2.982cm" svg:x="1cm" svg:y="1.718cm">
          <draw:text-box>
            <text:p text:style-name="P2"><text:span text:style-name="T1">関東</text:span></text:p>
          </draw:text-box>
        </draw:frame>
        <draw:frame draw:style-name="gr2" draw:text-style-name="P2" draw:layer="layout" svg:width="8.9cm" svg:height="2.982cm" svg:x="20.4cm" svg:y="1.818cm">
          <draw:text-box>
            <text:p text:style-name="P2"><text:span text:style-name="T1">勉強会</text:span></text:p>
          </draw:text-box>
        </draw:frame>
        <draw:frame draw:style-name="gr2" draw:text-style-name="P3" draw:layer="layout" svg:width="5.9cm" svg:height="2.529cm" svg:x="11.5cm" svg:y="4.518cm">
          <draw:text-box>
            <text:p text:style-name="P3">(#2)</text:p>
          </draw:text-box>
        </draw:frame>
        <draw:frame draw:style-name="gr3" draw:text-style-name="P6" draw:layer="layout" svg:width="27.4cm" svg:height="11.171cm" svg:x="1cm" svg:y="8.369cm">
          <draw:text-box>
            <text:p text:style-name="P4"><text:span text:style-name="T2">開始</text:span><text:span text:style-name="T2">:</text:span><text:span text:style-name="T2"><text:tab/></text:span><text:span text:style-name="T2">19:00 (</text:span><text:span text:style-name="T2">開場 </text:span><text:span text:style-name="T2">18:30</text:span><text:span text:style-name="T2">〜</text:span><text:span text:style-name="T2">)</text:span></text:p>
            <text:p text:style-name="P4"><text:span text:style-name="T2">終了</text:span><text:span text:style-name="T2">:</text:span><text:span text:style-name="T2"><text:tab/></text:span><text:span text:style-name="T2">20:30</text:span></text:p>
            <text:p text:style-name="P5"><text:span text:style-name="T2">場所：</text:span><text:span text:style-name="T2"><text:tab/></text:span><text:span text:style-name="T2">KDDI</text:span><text:span text:style-name="T2">ウェブコミュニケーションズ様 ６</text:span><text:span text:style-name="T2">F</text:span><text:span text:style-name="T2">セミナールーム</text:span></text:p>
            <text:p text:style-name="P4"><text:span text:style-name="T2">主催：</text:span><text:span text:style-name="T2"><text:tab/></text:span><text:span text:style-name="T2">LibreOffice</text:span><text:span text:style-name="T2">日本語チーム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3">(</text:span><text:span text:style-name="T3">代表：小笠原徳彦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徳彦 小笠原</meta:initial-creator>
    <meta:creation-date>2013-01-31T03:38:41</meta:creation-date>
    <dc:date>2013-01-31T03:57:20</dc:date>
    <dc:creator>徳彦 小笠原</dc:creator>
    <meta:editing-duration>PT3M29S</meta:editing-duration>
    <meta:editing-cycles>1</meta:editing-cycles>
    <meta:document-statistic meta:object-count="5"/>
    <meta:generator>LibreOffice/4.0.0.2$Linux_x86 LibreOffice_project/408fe71bd18616c467b3dcd7ab6756528ffcae2</meta:generator>
  </office:meta>
</office:document-meta>
</file>